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200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200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200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200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200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7936" calcext:value-type="float">
            <text:p>68.0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200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9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8144" calcext:value-type="float">
            <text:p>64.3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9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9088" calcext:value-type="float">
            <text:p>63.5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9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9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9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9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9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8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8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8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8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8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8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2512" calcext:value-type="float">
            <text:p>52.1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7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7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388" calcext:value-type="float">
            <text:p>50.0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7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7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7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</text:p>
          </table:table-cell>
          <table:table-cell office:value-type="string" calcext:value-type="string">
            <text:p>NHP-EC-025</text:p>
          </table:table-cell>
          <table:table-cell office:value-type="string" calcext:value-type="string">
            <text:p>196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